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weight="bold" officeooo:paragraph-rsid="0005693e" style:font-weight-asian="bold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officeooo:rsid="0003dff6" officeooo:paragraph-rsid="0003dff6" style:font-name-complex="Arial"/>
    </style:style>
    <style:style style:name="P7" style:family="paragraph" style:parent-style-name="Standard">
      <style:text-properties officeooo:paragraph-rsid="0003dff6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3dff6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officeooo:paragraph-rsid="0003dff6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officeooo:paragraph-rsid="0003dff6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officeooo:rsid="00063791" officeooo:paragraph-rsid="00063791" style:font-name-complex="Arial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weight="bold" officeooo:rsid="00063791" officeooo:paragraph-rsid="00063791" style:font-weight-asian="bold" style:font-name-complex="Arial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tyle="italic" officeooo:rsid="00063791" officeooo:paragraph-rsid="00063791" style:font-style-asian="italic" style:font-name-complex="Arial" style:font-style-complex="italic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text-properties style:font-name="Arial" fo:font-weight="bold" officeooo:paragraph-rsid="0003dff6" style:font-weight-asian="bold" style:font-name-complex="Ari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officeooo:paragraph-rsid="00068789"/>
    </style:style>
    <style:style style:name="P20" style:family="paragraph" style:parent-style-name="Standard">
      <style:text-properties officeooo:paragraph-rsid="0003dff6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officeooo:rsid="00063791" officeooo:paragraph-rsid="00063791" style:font-name-complex="Arial"/>
    </style:style>
    <style:style style:name="P22" style:family="paragraph" style:parent-style-name="Standard">
      <style:paragraph-properties fo:margin-left="0cm" fo:margin-right="0cm" fo:text-indent="1.27cm" style:auto-text-indent="false"/>
      <style:text-properties style:font-name="Arial" fo:font-weight="normal" officeooo:rsid="00068789" officeooo:paragraph-rsid="00068789" style:font-weight-asian="normal" style:font-name-complex="Arial" style:font-weight-complex="normal"/>
    </style:style>
    <style:style style:name="P23" style:family="paragraph" style:parent-style-name="Standard">
      <style:paragraph-properties fo:margin-left="0cm" fo:margin-right="0cm" fo:text-indent="1.27cm" style:auto-text-indent="false"/>
      <style:text-properties officeooo:paragraph-rsid="00068789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3791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weight="normal" officeooo:rsid="00068789" style:font-weight-asian="normal" style:font-name-complex="Arial" style:font-weight-complex="normal"/>
    </style:style>
    <style:style style:name="T6" style:family="text">
      <style:text-properties fo:color="#ff0000" style:font-name="Arial" style:font-name-complex="Arial"/>
    </style:style>
    <style:style style:name="T7" style:family="text">
      <style:text-properties fo:color="#ff0000" style:font-name="Arial" officeooo:rsid="0003dff6" style:font-name-complex="Arial"/>
    </style:style>
    <style:style style:name="T8" style:family="text">
      <style:text-properties fo:color="#ff0000" style:font-name="Arial" officeooo:rsid="00068789" style:font-name-complex="Arial"/>
    </style:style>
    <style:style style:name="T9" style:family="text">
      <style:text-properties officeooo:rsid="0003dff6"/>
    </style:style>
    <style:style style:name="T10" style:family="text">
      <style:text-properties officeooo:rsid="00068789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9">1. </text:span>ESTUDO DE VIABILIDADE</text:p>
      <text:p text:style-name="P1"/>
      <text:p text:style-name="P1"/>
      <text:p text:style-name="P10"><text:span text:style-name="T1"><text:line-break/></text:span><text:span text:style-name="T3">1.1. REFERÊNCIA</text:span></text:p>
      <text:p text:style-name="P8"/>
      <text:p text:style-name="P21">Utilizamos como referencia os seguintes dados, coletados por meio de:</text:p>
      <text:p text:style-name="P21"/>
      <text:p text:style-name="P21">-Entrevista com o dono da empresa.</text:p>
      <text:p text:style-name="P21">-Consulta em outros sistemas semelhantes.</text:p>
      <text:p text:style-name="P21">-Análise do publico alvo.</text:p>
      <text:p text:style-name="P21">-<text:span text:style-name="T10">Análise do funcionamento do mercado de jogos online.</text:span></text:p>
      <text:p text:style-name="P21"/>
      <text:p text:style-name="P9"><text:span text:style-name="T4"><text:s/></text:span><text:span text:style-name="T1"><text:line-break/></text:span><text:span text:style-name="T3">1.2. NOME DO SISTEMA</text:span></text:p>
      <text:p text:style-name="P8"/>
      <text:p text:style-name="P7"><text:span text:style-name="T2"><text:tab/>RSF-Skins</text:span><text:span text:style-name="T1"><text:line-break/><text:line-break/></text:span><text:span text:style-name="T3">1.3. VISÃO GERAL DO SISTEMA</text:span></text:p>
      <text:p text:style-name="P3"/>
      <text:p text:style-name="P14">Sistema de loja de skins para jogos online</text:p>
      <text:p text:style-name="P13"/>
      <text:p text:style-name="P15">Visão Geral do Sistema</text:p>
      <text:p text:style-name="P13"/>
      <text:p text:style-name="P13">É proposto o desenvolvimento de um sistema de venda e compra de skins de jogos online, contendo opções de cadastro de usuário, compra e venda. Serão disponibilizados mais de uma opção de jogo para atingir um publico maior. <text:span text:style-name="T10">O objetivo principal é criar uma interface fácil e intuitiva, assim facilitando o uso do cliente que não está habituado com o meio.</text:span></text:p>
      <text:p text:style-name="P13"/>
      <text:p text:style-name="P7"><text:span text:style-name="T3">1.4. SITUAÇÃO ATUAL</text:span></text:p>
      <text:p text:style-name="P7"><text:span text:style-name="T3"/></text:p>
      <text:p text:style-name="P7"><text:span text:style-name="T3"><text:tab/></text:span></text:p>
      <text:p text:style-name="P2"/>
      <text:p text:style-name="P2"><text:tab/>&lt;Descrever a situação atual destacando os problemas que seriam diminuidos pelo sistema que será desenvolvido. EX: O controle atual é manual e o tempo para encontrar fichas de clientes é grande....&gt; </text:p>
      <text:p text:style-name="P11"><text:span text:style-name="T1"><text:line-break/><text:line-break/></text:span><text:span text:style-name="T3">1.5. BENEFÍCIOS</text:span></text:p>
      <text:p text:style-name="P22"/>
      <text:p text:style-name="P22">-Agilidade nas negociações</text:p>
      <text:p text:style-name="P23"><text:span text:style-name="T5">-</text:span><text:span text:style-name="T1"><text:line-break/></text:span></text:p>
      <text:p text:style-name="P19"><text:span text:style-name="T3">1.6. ESTIMATIVA INICIAL DE CUSTOS</text:span></text:p>
      <text:p text:style-name="P18"><text:span text:style-name="T6"/></text:p>
      <text:p text:style-name="P18"><text:span text:style-name="T6"><text:tab/></text:span><text:span text:style-name="T8">Não haverá custos.</text:span></text:p>
      <text:p text:style-name="P2"/>
      <text:p text:style-name="P2"/>
      <text:p text:style-name="P17">1.7. PLANO DE RECURSOS HUMANOS</text:p>
      <text:p text:style-name="P2"><text:soft-page-break/></text:p>
      <text:p text:style-name="P5">Descrever os profissionais envolvidos no projeto (Quantidade, tempo dedicado ao projeto, qualificação)</text:p>
      <text:p text:style-name="P7"><text:span text:style-name="T6">As técnicas para elaborar este item com maior qualidade </text:span><text:span text:style-name="T7">não </text:span><text:span text:style-name="T6">serão vistas em </text:span><text:span text:style-name="T7">nesta</text:span><text:span text:style-name="T6"> disciplina.</text:span></text:p>
      <text:p text:style-name="P5"/>
      <text:p text:style-name="P5"/>
      <text:p text:style-name="P4">1.8. CRONOGRAMA</text:p>
      <text:p text:style-name="P2"/>
      <text:p text:style-name="P5">Descrever quando o programa será entregue. Se apropriado informar tempo das etapas (análise, projeto,implementação e testes) Se o programa for entregue por partes descrever cada parte (cadastro de clientes, relatório de empréstimos)</text:p>
      <text:p text:style-name="Standard"><text:span text:style-name="T6">As técnicas para elaborar este item com maior qualidade </text:span><text:span text:style-name="T7">não </text:span><text:span text:style-name="T6">serão vistas em </text:span><text:span text:style-name="T7">nesta</text:span><text:span text:style-name="T6"> disciplina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Quadro1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O DE VIABILIDADE</dc:title>
    <meta:initial-creator>Tiago Telecken</meta:initial-creator>
    <meta:creation-date>2015-02-18T14:17:00</meta:creation-date>
    <dc:date>2019-02-27T10:41:46.502423746</dc:date>
    <meta:editing-cycles>5</meta:editing-cycles>
    <meta:editing-duration>PT15M6S</meta:editing-duration>
    <meta:generator>LibreOffice/6.0.7.3$Linux_X86_64 LibreOffice_project/00m0$Build-3</meta:generator>
    <meta:document-statistic meta:table-count="0" meta:image-count="0" meta:object-count="0" meta:page-count="2" meta:paragraph-count="27" meta:word-count="252" meta:character-count="1623" meta:non-whitespace-character-count="1385"/>
  </office:meta>
</office:document-meta>
</file>